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80000030FDCBA83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0.0528in" svg:height="4.1854in" draw:z-index="0"><draw:image xlink:href="Pictures/10000001000007580000030FDCBA83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09:44:50.660000000</meta:creation-date>
    <dc:date>2025-02-19T11:30:01.518000000</dc:date>
    <meta:editing-duration>PT1H3M43S</meta:editing-duration>
    <meta:editing-cycles>2</meta:editing-cycles>
    <meta:generator>LibreOffice/24.8.4.2$Windows_X86_64 LibreOffice_project/bb3cfa12c7b1bf994ecc5649a80400d06cd7100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